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600000462C8F7E294.png"/>
  <manifest:file-entry manifest:media-type="image/png" manifest:full-path="Pictures/1000000000000336000004623C212B2E.png"/>
  <manifest:file-entry manifest:media-type="image/png" manifest:full-path="Pictures/100000000000033600000462A452D7B0.png"/>
  <manifest:file-entry manifest:media-type="image/png" manifest:full-path="Pictures/100000000000033600000462061D4EDE.png"/>
  <manifest:file-entry manifest:media-type="image/png" manifest:full-path="Pictures/1000000000000336000004626B5F9545.png"/>
  <manifest:file-entry manifest:media-type="image/png" manifest:full-path="Pictures/100000000000033600000462F72F8B3D.png"/>
  <manifest:file-entry manifest:media-type="image/png" manifest:full-path="Pictures/1000000000000336000004626EABBB9A.png"/>
  <manifest:file-entry manifest:media-type="image/png" manifest:full-path="Pictures/1000000000000336000004628E51AC99.png"/>
  <manifest:file-entry manifest:media-type="image/png" manifest:full-path="Pictures/100000000000033600000462FCD0769C.png"/>
  <manifest:file-entry manifest:media-type="image/png" manifest:full-path="Pictures/100000000000033600000462C8F0F289.png"/>
  <manifest:file-entry manifest:media-type="image/png" manifest:full-path="Pictures/100000000000033600000462E65DEA29.png"/>
  <manifest:file-entry manifest:media-type="image/png" manifest:full-path="Pictures/100000000000033600000462B10B5C93.png"/>
  <manifest:file-entry manifest:media-type="image/png" manifest:full-path="Pictures/10000000000003360000046210B76711.png"/>
  <manifest:file-entry manifest:media-type="image/png" manifest:full-path="Pictures/10000000000000200000002000309F1C.png"/>
  <manifest:file-entry manifest:media-type="image/png" manifest:full-path="Pictures/10000000000003360000046249FFB9A9.png"/>
  <manifest:file-entry manifest:media-type="image/png" manifest:full-path="Pictures/1000000000000336000004629F55E522.png"/>
  <manifest:file-entry manifest:media-type="image/png" manifest:full-path="Pictures/100000000000033600000462E7BA5497.png"/>
  <manifest:file-entry manifest:media-type="image/png" manifest:full-path="Pictures/1000000000000336000004626C0E074C.png"/>
  <manifest:file-entry manifest:media-type="image/png" manifest:full-path="Pictures/10000000000003360000046258D84C6D.png"/>
  <manifest:file-entry manifest:media-type="image/png" manifest:full-path="Pictures/100000000000033600000462A678CF52.png"/>
  <manifest:file-entry manifest:media-type="image/png" manifest:full-path="Pictures/100000000000033600000462434CBF57.png"/>
  <manifest:file-entry manifest:media-type="image/png" manifest:full-path="Pictures/100000000000033600000462B1F77940.png"/>
  <manifest:file-entry manifest:media-type="image/png" manifest:full-path="Pictures/100000000000033600000462F269A3E1.png"/>
  <manifest:file-entry manifest:media-type="image/png" manifest:full-path="Pictures/1000000000000336000004629FB5BF62.png"/>
  <manifest:file-entry manifest:media-type="image/png" manifest:full-path="Pictures/10000000000003360000046259231F4D.png"/>
  <manifest:file-entry manifest:media-type="image/png" manifest:full-path="Pictures/100000000000033600000462ADCF78CB.png"/>
  <manifest:file-entry manifest:media-type="image/png" manifest:full-path="Pictures/1000000000000336000004621C005BCB.png"/>
  <manifest:file-entry manifest:media-type="image/png" manifest:full-path="Pictures/100000000000033600000462A92A3DBA.png"/>
  <manifest:file-entry manifest:media-type="image/png" manifest:full-path="Pictures/100000000000033600000462349B760F.png"/>
  <manifest:file-entry manifest:media-type="image/png" manifest:full-path="Pictures/100000000000033600000462F19F6B1C.png"/>
  <manifest:file-entry manifest:media-type="image/png" manifest:full-path="Pictures/100000000000033600000462B5CB932D.png"/>
  <manifest:file-entry manifest:media-type="image/png" manifest:full-path="Pictures/10000000000003360000046284B51987.png"/>
  <manifest:file-entry manifest:media-type="image/png" manifest:full-path="Pictures/100000000000033600000462FE362F45.png"/>
  <manifest:file-entry manifest:media-type="image/png" manifest:full-path="Pictures/10000000000003360000046202E93B8F.png"/>
  <manifest:file-entry manifest:media-type="image/png" manifest:full-path="Pictures/100000000000033600000462F67F4E91.png"/>
  <manifest:file-entry manifest:media-type="image/png" manifest:full-path="Pictures/100000000000033600000462D1DA365D.png"/>
  <manifest:file-entry manifest:media-type="image/png" manifest:full-path="Pictures/100000000000033600000462C6ED298A.png"/>
  <manifest:file-entry manifest:media-type="image/png" manifest:full-path="Pictures/1000000000000336000004621E9EBC19.png"/>
  <manifest:file-entry manifest:media-type="image/png" manifest:full-path="Pictures/100000000000033600000462A8CDF04F.png"/>
  <manifest:file-entry manifest:media-type="image/png" manifest:full-path="Pictures/100000000000033600000462DB807892.png"/>
  <manifest:file-entry manifest:media-type="image/png" manifest:full-path="Pictures/10000000000003360000046226229B2D.png"/>
  <manifest:file-entry manifest:media-type="image/png" manifest:full-path="Pictures/100000000000033600000462F791C61D.png"/>
  <manifest:file-entry manifest:media-type="image/png" manifest:full-path="Pictures/10000000000003360000046205E6FD10.png"/>
  <manifest:file-entry manifest:media-type="image/png" manifest:full-path="Pictures/100000000000033600000462102E7103.png"/>
  <manifest:file-entry manifest:media-type="image/png" manifest:full-path="Pictures/1000000000000336000004627E6B7DEC.png"/>
  <manifest:file-entry manifest:media-type="image/png" manifest:full-path="Pictures/10000000000003360000046279308E37.png"/>
  <manifest:file-entry manifest:media-type="image/png" manifest:full-path="Pictures/1000000000000336000004623F1BB718.png"/>
  <manifest:file-entry manifest:media-type="image/png" manifest:full-path="Pictures/1000000000000336000004625E4A1473.png"/>
  <manifest:file-entry manifest:media-type="image/png" manifest:full-path="Pictures/100000000000033600000462221F9F16.png"/>
  <manifest:file-entry manifest:media-type="image/png" manifest:full-path="Pictures/1000000000000336000004628FCA52ED.png"/>
  <manifest:file-entry manifest:media-type="image/png" manifest:full-path="Pictures/1000000000000336000004621A54711C.png"/>
  <manifest:file-entry manifest:media-type="image/png" manifest:full-path="Pictures/100000000000033600000462B219FFE9.png"/>
  <manifest:file-entry manifest:media-type="image/png" manifest:full-path="Pictures/10000000000003360000046259609EC1.png"/>
  <manifest:file-entry manifest:media-type="image/png" manifest:full-path="Pictures/100000000000033600000462F48716CA.png"/>
  <manifest:file-entry manifest:media-type="image/png" manifest:full-path="Pictures/1000000000000336000004625D05DFBF.png"/>
  <manifest:file-entry manifest:media-type="image/png" manifest:full-path="Pictures/1000000000000336000004627B19F6DB.png"/>
  <manifest:file-entry manifest:media-type="image/png" manifest:full-path="Pictures/100000000000033600000462224414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B5CB932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84B51987.png" xlink:type="simple" xlink:show="embed" xlink:actuate="onLoad">
            <text:p/>
          </draw:image>
        </draw:frame>
        <draw:frame draw:style-name="gr2" draw:text-style-name="P1" draw:layer="layout" svg:width="6.964cm" svg:height="9.504cm" svg:x="0.998cm" svg:y="0.998cm">
          <draw:image xlink:href="Pictures/10000000000003360000046279308E37.png" xlink:type="simple" xlink:show="embed" xlink:actuate="onLoad">
            <text:p/>
          </draw:image>
        </draw:frame>
        <draw:frame draw:style-name="gr2" draw:text-style-name="P1" draw:layer="layout" svg:width="6.96cm" svg:height="9.5cm" svg:x="7.96cm" svg:y="1cm">
          <draw:image xlink:href="Pictures/100000000000033600000462434CBF5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1" draw:text-style-name="P1" draw:layer="layout" svg:width="6.962cm" svg:height="9.502cm" svg:x="0.999cm" svg:y="0.999cm">
          <draw:image xlink:href="Pictures/1000000000000336000004629F55E522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102E7103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1A54711C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E65DEA29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1" draw:text-style-name="P1" draw:layer="layout" svg:width="6.962cm" svg:height="9.502cm" svg:x="0.999cm" svg:y="0.999cm">
          <draw:image xlink:href="Pictures/1000000000000336000004626C0E074C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ADCF78CB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3C212B2E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49FFB9A9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1" draw:text-style-name="P1" draw:layer="layout" svg:width="6.962cm" svg:height="9.502cm" svg:x="0.999cm" svg:y="0.999cm">
          <draw:image xlink:href="Pictures/100000000000033600000462B10B5C93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E362F45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221F9F16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2244149D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1" draw:text-style-name="P1" draw:layer="layout" svg:width="6.962cm" svg:height="9.502cm" svg:x="0.999cm" svg:y="0.999cm">
          <draw:image xlink:href="Pictures/100000000000033600000462F269A3E1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8FCA52E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10B76711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7E6B7DEC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1" draw:text-style-name="P1" draw:layer="layout" svg:width="6.962cm" svg:height="9.502cm" svg:x="0.999cm" svg:y="0.999cm">
          <draw:image xlink:href="Pictures/100000000000033600000462A452D7B0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D1DA365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061D4EDE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7B19F6DB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6.96cm" svg:height="9.5cm" svg:x="1cm" svg:y="10.5cm">
          <draw:image xlink:href="Pictures/1000000000000336000004626EABBB9A.png" xlink:type="simple" xlink:show="embed" xlink:actuate="onLoad">
            <text:p/>
          </draw:image>
        </draw:frame>
        <draw:frame draw:style-name="gr1" draw:text-style-name="P1" draw:layer="layout" svg:width="6.962cm" svg:height="9.502cm" svg:x="0.999cm" svg:y="0.999cm">
          <draw:image xlink:href="Pictures/1000000000000336000004625D05DFBF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91C61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C8F0F289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1C005BCB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6.962cm" svg:height="9.502cm" svg:x="0.999cm" svg:y="0.999cm">
          <draw:image xlink:href="Pictures/100000000000033600000462B219FFE9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1E9EBC19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5E4A1473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59609EC1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6.962cm" svg:height="9.502cm" svg:x="0.999cm" svg:y="0.999cm">
          <draw:image xlink:href="Pictures/10000000000003360000046259231F4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19F6B1C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02E93B8F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CD0769C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6.962cm" svg:height="9.502cm" svg:x="0.999cm" svg:y="0.999cm">
          <draw:image xlink:href="Pictures/100000000000033600000462E7BA5497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05E6FD10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A92A3DBA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A678CF52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" draw:text-style-name="P1" draw:layer="layout" svg:width="6.962cm" svg:height="9.502cm" svg:x="0.999cm" svg:y="0.999cm">
          <draw:image xlink:href="Pictures/1000000000000336000004626B5F9545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48716CA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67F4E91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3F1BB718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text-style-name="P1" draw:layer="layout" svg:width="6.962cm" svg:height="9.502cm" svg:x="0.999cm" svg:y="0.999cm">
          <draw:image xlink:href="Pictures/10000000000003360000046258D84C6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349B760F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B1F77940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8E51AC99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" draw:text-style-name="P1" draw:layer="layout" svg:width="6.962cm" svg:height="9.502cm" svg:x="0.999cm" svg:y="0.999cm">
          <draw:image xlink:href="Pictures/1000000000000336000004629FB5BF62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26229B2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DB807892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A8CDF04F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1cm" svg:y="10.5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" draw:text-style-name="P1" draw:layer="layout" svg:width="6.962cm" svg:height="9.502cm" svg:x="0.999cm" svg:y="0.999cm">
          <draw:image xlink:href="Pictures/100000000000033600000462C8F7E294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C6ED298A.pn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1" draw:text-style-name="P1" draw:layer="layout" svg:width="6.96cm" svg:height="9.5cm" svg:x="1cm" svg:y="1cm">
          <draw:image xlink:href="Pictures/100000000000033600000462F72F8B3D.png" xlink:type="simple" xlink:show="embed" xlink:actuate="onLoad">
            <text:p/>
          </draw:image>
        </draw:frame>
        <draw:frame draw:style-name="gr1" draw:text-style-name="P1" draw:layer="layout" svg:width="6.96cm" svg:height="9.5cm" svg:x="7.96cm" svg:y="1cm">
          <draw:image xlink:href="Pictures/100000000000033600000462F72F8B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4H2M28S</meta:editing-duration>
    <meta:editing-cycles>7</meta:editing-cycles>
    <meta:generator>OpenOffice/4.1.6$Win32 OpenOffice.org_project/416m1$Build-9790</meta:generator>
    <dc:date>2022-02-26T10:54:15.39</dc:date>
    <meta:print-date>2022-02-24T17:21:27.93</meta:print-date>
    <meta:document-statistic meta:object-count="115"/>
  </office:meta>
</office:document-meta>
</file>